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54cm" fo:min-width="24.69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01cm" fo:min-width="25.195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51cm" fo:min-width="4.58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5.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cm" fo:min-width="5.39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6.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marker-start="msArrowEnd_20_5" draw:marker-start-width="0.21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55cm" fo:min-width="24.698cm"/>
    </style:style>
    <style:style style:name="gr9" style:family="graphic" style:parent-style-name="objectwithoutfill">
      <style:graphic-properties svg:stroke-color="#3465a4" draw:marker-start="" draw:marker-start-width="0.3cm" draw:marker-end="Arrow" draw:marker-end-width="0.2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5.194cm" svg:height="3.503cm" svg:x="1.399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194cm" svg:height="17.8cm" svg:x="1.399cm" svg:y="1.6cm">
          <text:p text:style-name="P2"><text:span text:style-name="T1">The data cycle and types of analysis</text:span></text:p>
          <text:p text:style-name="P2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6" draw:layer="layout" svg:width="5.081cm" svg:height="1.8cm" svg:x="1.919cm" svg:y="12cm">
          <text:p text:style-name="P5"><text:span text:style-name="T3">Data extraction </text:span><text:span text:style-name="T4">and prep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5.999cm" svg:height="0.961cm" svg:x="1.919cm" svg:y="6.947cm">
          <text:p text:style-name="P5"><text:span text:style-name="T4">Summarisation</text:span></text:p>
          <text:p text:style-name="P5"><text:span text:style-name="T5">Descriptive DA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" draw:text-style-name="P6" draw:layer="layout" svg:width="5.892cm" svg:height="0.999cm" svg:x="22.451cm" svg:y="6.854cm">
          <text:p text:style-name="P5"><text:span text:style-name="T4">Knowledge extraction</text:span></text:p>
          <text:p text:style-name="P5"><text:span text:style-name="T5">Exploratory DA</text:span></text:p>
          <text:p text:style-name="P5"><text:span text:style-name="T5">Inferential 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6" draw:layer="layout" svg:width="6.999cm" svg:height="0.961cm" svg:x="10.258cm" svg:y="3.521cm">
          <text:p text:style-name="P5"><text:span text:style-name="T4">Visualisation/rep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6" draw:text-style-name="P6" draw:layer="layout" svg:width="6.999cm" svg:height="0.961cm" svg:x="22.418cm" svg:y="11.7cm">
          <text:p text:style-name="P5"><text:span text:style-name="T4">Modelling and prediction</text:span></text:p>
          <text:p text:style-name="P5"><text:span text:style-name="T5">Predictive 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" draw:text-style-name="P1" draw:layer="layout" svg:x1="21.598cm" svg:y1="7.5cm" svg:x2="7.599cm" svg:y2="7.5cm">
          <text:p/>
        </draw:line>
        <draw:line draw:name="Line 13" draw:style-name="gr7" draw:text-style-name="P1" draw:layer="layout" svg:x1="24.179cm" svg:y1="11.83cm" svg:x2="24.179cm" svg:y2="10.1cm">
          <text:p/>
        </draw:line>
        <draw:line draw:name="Line 10" draw:style-name="gr7" draw:text-style-name="P1" draw:layer="layout" svg:x1="4.012cm" svg:y1="9.919cm" svg:x2="4.004cm" svg:y2="11.801cm">
          <text:p/>
        </draw:line>
        <draw:line draw:name="Line 10" draw:style-name="gr7" draw:text-style-name="P1" draw:layer="layout" svg:x1="10.158cm" svg:y1="4.482cm" svg:x2="4.023cm" svg:y2="6.935cm">
          <text:p/>
        </draw:line>
        <draw:line draw:name="Line 10" draw:style-name="gr7" draw:text-style-name="P1" draw:layer="layout" svg:x1="17.024cm" svg:y1="4.491cm" svg:x2="24.04cm" svg:y2="6.884cm">
          <text:p/>
        </draw:line>
        <draw:custom-shape draw:style-name="gr8" draw:text-style-name="P8" draw:layer="layout" svg:width="25.198cm" svg:height="4.8cm" svg:x="1.599cm" svg:y="15.201cm">
          <text:p text:style-name="P7"><text:span text:style-name="T6">Subject area</text:span></text:p>
          <draw:enhanced-geometry svg:viewBox="0 0 21600 21600" draw:type="rectangle" draw:enhanced-path="M 0 0 L 21600 0 21600 21600 0 21600 0 0 Z N"/>
        </draw:custom-shape>
        <draw:line draw:name="Line 13" draw:style-name="gr7" draw:text-style-name="P1" draw:layer="layout" svg:x1="24.198cm" svg:y1="15.001cm" svg:x2="24.198cm" svg:y2="14.201cm">
          <text:p/>
        </draw:line>
        <draw:line draw:name="Line 10" draw:style-name="gr7" draw:text-style-name="P1" draw:layer="layout" svg:x1="4.016cm" svg:y1="14.121cm" svg:x2="3.999cm" svg:y2="15.001cm">
          <text:p/>
        </draw:line>
        <draw:connector draw:style-name="gr9" draw:text-style-name="P9" draw:layer="layout" draw:type="curve" draw:line-skew="-4.5cm" svg:x1="2.341cm" svg:y1="11.779cm" svg:x2="10.258cm" svg:y2="4.052cm" svg:d="M2341 11779c-811 0-4770-7727 7917-7727" svg:viewBox="0 0 9139 7728">
          <text:p/>
        </draw:connector>
        <draw:connector draw:style-name="gr9" draw:text-style-name="P9" draw:layer="layout" draw:type="curve" draw:line-skew="4.993cm" svg:x1="26.357cm" svg:y1="11.525cm" svg:x2="17.257cm" svg:y2="4.052cm" svg:d="M26357 11525c664 0 5214-7473-9100-7473" svg:viewBox="0 0 10310 7474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8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3" draw:text-style-name="MP5" draw:layer="backgroundobjects" svg:width="25.194cm" svg:height="3.503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29:37</meta:creation-date>
    <dc:language>en-IE</dc:language>
    <dc:date>2019-03-03T09:12:59.638000000</dc:date>
    <meta:editing-cycles>86</meta:editing-cycles>
    <meta:editing-duration>PT7H5M11S</meta:editing-duration>
    <meta:generator>LibreOffice/6.1.3.2$Windows_x86 LibreOffice_project/86daf60bf00efa86ad547e59e09d6bb77c699acb</meta:generator>
    <dc:creator>Jelena Vasić</dc:creator>
    <meta:document-statistic meta:object-count="45"/>
  </office:meta>
</office:document-meta>
</file>